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c4b9" officeooo:paragraph-rsid="000b0abb"/>
    </style:style>
    <style:style style:name="P2" style:family="paragraph" style:parent-style-name="Standard">
      <style:text-properties officeooo:rsid="0005ef62" officeooo:paragraph-rsid="000b0abb"/>
    </style:style>
    <style:style style:name="P3" style:family="paragraph" style:parent-style-name="Standard">
      <style:text-properties officeooo:rsid="0008c49b" officeooo:paragraph-rsid="0008c49b"/>
    </style:style>
    <style:style style:name="P4" style:family="paragraph" style:parent-style-name="Standard">
      <style:text-properties officeooo:rsid="0008c49b" officeooo:paragraph-rsid="000a7fb4"/>
    </style:style>
    <style:style style:name="P5" style:family="paragraph" style:parent-style-name="Standard">
      <style:text-properties officeooo:rsid="0008c49b" officeooo:paragraph-rsid="000b0abb"/>
    </style:style>
    <style:style style:name="P6" style:family="paragraph" style:parent-style-name="Standard">
      <style:text-properties officeooo:rsid="000a7fb4" officeooo:paragraph-rsid="000a7fb4"/>
    </style:style>
    <style:style style:name="P7" style:family="paragraph" style:parent-style-name="Standard">
      <style:text-properties officeooo:rsid="000b0abb" officeooo:paragraph-rsid="000b0abb"/>
    </style:style>
    <style:style style:name="P8" style:family="paragraph" style:parent-style-name="Standard">
      <style:text-properties officeooo:rsid="000db3cb" officeooo:paragraph-rsid="000db3cb"/>
    </style:style>
    <style:style style:name="P9" style:family="paragraph" style:parent-style-name="Standard">
      <style:text-properties officeooo:rsid="000f412b" officeooo:paragraph-rsid="000f412b"/>
    </style:style>
    <style:style style:name="T1" style:family="text">
      <style:text-properties officeooo:rsid="0003c4b9"/>
    </style:style>
    <style:style style:name="T2" style:family="text">
      <style:text-properties officeooo:rsid="00043b3c"/>
    </style:style>
    <style:style style:name="T3" style:family="text">
      <style:text-properties officeooo:rsid="0005ef62"/>
    </style:style>
    <style:style style:name="T4" style:family="text">
      <style:text-properties officeooo:rsid="00063dec"/>
    </style:style>
    <style:style style:name="T5" style:family="text">
      <style:text-properties officeooo:rsid="0007afb9"/>
    </style:style>
    <style:style style:name="T6" style:family="text">
      <style:text-properties officeooo:rsid="000a7fb4"/>
    </style:style>
    <style:style style:name="T7" style:family="text">
      <style:text-properties officeooo:rsid="000b0abb"/>
    </style:style>
    <style:style style:name="T8" style:family="text">
      <style:text-properties officeooo:rsid="000c77e5"/>
    </style:style>
    <style:style style:name="T9" style:family="text">
      <style:text-properties officeooo:rsid="000db3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NK: <text:a xlink:type="simple" xlink:href="https://github.com/jrkaseva/project1" text:style-name="Internet_20_link" text:visited-style-name="Visited_20_Internet_20_Link">https://github.com/jrkaseva/project1</text:a></text:p>
      <text:p text:style-name="P3">Python &amp; Django as in Securing Software exercises</text:p>
      <text:p text:style-name="P3"/>
      <text:p text:style-name="P6">All flaws located in project1/mysite/stream/views.py</text:p>
      <text:p text:style-name="P3"/>
      <text:p text:style-name="P6">FLAW 1: <text:span text:style-name="T9">A07:2021 - Identification and Authentication Failures</text:span></text:p>
      <text:p text:style-name="P4"><text:a xlink:type="simple" xlink:href="https://github.com/jrkaseva/project1/blob/38f509da895678d901f69d810a941e5598be5105/mysite/stream/views.py#L11" text:style-name="Internet_20_link" text:visited-style-name="Visited_20_Internet_20_Link">https://github.com/jrkaseva/project1/blob/38f509da895678d901f69d810a941e5598be5105/mysite/stream/views.py#L11</text:a></text:p>
      <text:p text:style-name="P4"/>
      <text:p text:style-name="P5"><text:span text:style-name="T7">The first flaw is</text:span> a<text:span text:style-name="T7">n authentication failure</text:span>, where backtracking to the login page retains the previous user in the session data. This means, that when a user might find themselves logged out, in actuality they are not. A logout button could fix this issue, having the user log themselves out and resetting the session, but my website does not contain a logout button.</text:p>
      <text:p text:style-name="P5"/>
      <text:p text:style-name="P5"><text:span text:style-name="T7">My fix</text:span>, albeit worse, is to set the session’s user to None while the user is logged in. This however means that resetting the page or, while not currently possible, surfing to another page within would redirect back to the login page. For this reason I would in production implement a logout button to reset the session, and also set the session to reset while closing browsers (which should already be the case in my project).</text:p>
      <text:p text:style-name="P5"/>
      <text:p text:style-name="P8">FIX LINK: <text:a xlink:type="simple" xlink:href="https://github.com/jrkaseva/project1/blob/38f509da895678d901f69d810a941e5598be5105/mysite/stream/views.py#L16" text:style-name="Internet_20_link" text:visited-style-name="Visited_20_Internet_20_Link">https://github.com/jrkaseva/project1/blob/38f509da895678d901f69d810a941e5598be5105/mysite/stream/views.py#L16</text:a></text:p>
      <text:p text:style-name="P5"/>
      <text:p text:style-name="P7">FLAW 2: <text:span text:style-name="T9">A05:2021 - Security Misconfiguration</text:span></text:p>
      <text:p text:style-name="P7"><text:a xlink:type="simple" xlink:href="https://github.com/jrkaseva/project1/blob/38f509da895678d901f69d810a941e5598be5105/mysite/stream/views.py#L21" text:style-name="Internet_20_link" text:visited-style-name="Visited_20_Internet_20_Link">https://github.com/jrkaseva/project1/blob/38f509da895678d901f69d810a941e5598be5105/mysite/stream/views.py#L21</text:a></text:p>
      <text:p text:style-name="P4"/>
      <text:p text:style-name="P7">The second flaw makes a<text:span text:style-name="T1"> CSRF (cross-site request forgery) attack possible, since my login view is unsafe with the decorator csrf_exempt. This allows threat actors to attack without the need to uncover any csrf token, making the login form’s POST method unsafe. </text:span></text:p>
      <text:p text:style-name="P7"/>
      <text:p text:style-name="P7"><text:span text:style-name="T1">This can be fixed by requiring the login view to handle a csrf token, which Django does automatically </text:span><text:span text:style-name="T9">by default</text:span><text:span text:style-name="T1">. This can also be enforced by importing the csrf_protect decorator instead of csrf_exempt.</text:span></text:p>
      <text:p text:style-name="P7"/>
      <text:p text:style-name="P7">FLAW 3: <text:span text:style-name="T9">A03:2021 - Injection</text:span></text:p>
      <text:p text:style-name="P7"><text:a xlink:type="simple" xlink:href="https://github.com/jrkaseva/project1/blob/38f509da895678d901f69d810a941e5598be5105/mysite/stream/views.py#L27" text:style-name="Internet_20_link" text:visited-style-name="Visited_20_Internet_20_Link">https://github.com/jrkaseva/project1/blob/38f509da895678d901f69d810a941e5598be5105/mysite/stream/views.py#L27</text:a></text:p>
      <text:p text:style-name="P7"/>
      <text:p text:style-name="P1">In order to implement vulnerabilities for an SQL injection, one must query with raw SQL queries. This is possible in Django with objects’ raw()-method, for example User.objects.raw(“SELECT * FROM ...”). With this kind of setup, an attacker may perform a SQL injection, but since my application checks that the length of returned rows must equal <text:span text:style-name="T3">one</text:span>, attackers must find a query which returns 1 row. <text:span text:style-name="T2">This means the injection “admin’; --” results in the attacker logging in as admin (from the table stream_user, not auth_user) and the injection “’ OR 1=1 LIMIT 1; --” logs in as the first user in the table. </text:span></text:p>
      <text:p text:style-name="P1"/>
      <text:p text:style-name="P1"><text:span text:style-name="T2">The countermeasures for SQL injections include formatting the query such, that the attacker’s inputs are handled as raw parameters. Raw SQL queries however are not the best when it comes to users logging in. In this case my fix is to use Django’s authenticate()-method, which also handles CSRF-token inspection, fixing also the CSRF vulnerability, when removing csrf_exempt. Using </text:span><text:soft-page-break/><text:span text:style-name="T2">Django’s authenticate()-method, users must be stored in the auth_user table, which is the correct way to store users, since passwords will be hashed. </text:span><text:span text:style-name="T7">Currently users are stored in a separate user table, where passwords are stored as text, which is another vulnerability.</text:span></text:p>
      <text:p text:style-name="P1"/>
      <text:p text:style-name="P9">FIX LINK: <text:a xlink:type="simple" xlink:href="https://github.com/jrkaseva/project1/blob/38f509da895678d901f69d810a941e5598be5105/mysite/stream/views.py#L43" text:style-name="Internet_20_link" text:visited-style-name="Visited_20_Internet_20_Link">https://github.com/jrkaseva/project1/blob/38f509da895678d901f69d810a941e5598be5105/mysite/stream/views.py#L43</text:a></text:p>
      <text:p text:style-name="P1"/>
      <text:p text:style-name="P7">FLAW 4: <text:span text:style-name="T9">A04:2021 – Insecure Design</text:span></text:p>
      <text:p text:style-name="P7"><text:a xlink:type="simple" xlink:href="https://github.com/jrkaseva/project1/blob/38f509da895678d901f69d810a941e5598be5105/mysite/stream/views.py#L52" text:style-name="Internet_20_link" text:visited-style-name="Visited_20_Internet_20_Link">https://github.com/jrkaseva/project1/blob/38f509da895678d901f69d810a941e5598be5105/mysite/stream/views.py#L52</text:a></text:p>
      <text:p text:style-name="P7"/>
      <text:p text:style-name="P2">Regarding insecure design, my code gives attackers information regarding their SQL injection. Let us say that the programmer wants to debug their website easier and decided to implement their login errors into their website. In this website’s case, the errors appear above the user input as follows: “Incorrect username or password”, when database returns zero rows, and “Error with login query: too many users returned”, when database returns more than one row. This allows attackers to deduce, that only one row must be returned (LIMIT 1 in SQLite). These types of vulnerabilities are easy to make, when a programmer doesn’t think further ahead and writes code for themselves. </text:p>
      <text:p text:style-name="P2"/>
      <text:p text:style-name="P2">This can be fixed by having all error messages and other debugging messages appear server side. <text:span text:style-name="T4">Another fix would be to give away as little information as possible for what caused an error. Users only need to know that their login failed, which is also the reason why websites no longer tell which inputs caused an error. With MFA (Multi-Factor Authentication) logins are even more secure and in my opinion vital to sites, that handle sensitive customer data, such as credit cards. </text:span><text:span text:style-name="T7">For another</text:span><text:span text:style-name="T4"> example regarding error messages with logins, I will take Nordea Bank, since I have experience with them. Logging in to their services requires one to enter their unique login ID. If a user inputs their ID with an error, such as mistyping a digit, the login form will continue to ask for the MFA even if no user has the ID provided. This </text:span><text:span text:style-name="T5">ensures attackers cannot try which IDs exists in the first place, and such practice should </text:span><text:span text:style-name="T8">always </text:span><text:span text:style-name="T5">be implemented.</text:span></text:p>
      <text:p text:style-name="P2"/>
      <text:p text:style-name="P9">FIX LINK: <text:a xlink:type="simple" xlink:href="https://github.com/jrkaseva/project1/blob/38f509da895678d901f69d810a941e5598be5105/mysite/stream/views.py#L56" text:style-name="Internet_20_link" text:visited-style-name="Visited_20_Internet_20_Link">https://github.com/jrkaseva/project1/blob/38f509da895678d901f69d810a941e5598be5105/mysite/stream/views.py#L56</text:a></text:p>
      <text:p text:style-name="P2"/>
      <text:p text:style-name="P8">FLAW 5: OWASP</text:p>
      <text:p text:style-name="P8">LINK</text:p>
      <text:p text:style-name="P8">(Line XX)</text:p>
      <text:p text:style-name="P8"/>
      <text:p text:style-name="P8">Description</text:p>
      <text:p text:style-name="P8"/>
      <text:p text:style-name="P8">Fix</text:p>
      <text:p text:style-name="P8"/>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2T11:24:19.197518308</meta:creation-date>
    <meta:editing-duration>PT6M1S</meta:editing-duration>
    <meta:editing-cycles>5</meta:editing-cycles>
    <meta:generator>LibreOffice/7.3.7.2$Linux_X86_64 LibreOffice_project/30$Build-2</meta:generator>
    <dc:date>2024-05-22T14:14:02.317071729</dc:date>
    <meta:document-statistic meta:table-count="0" meta:image-count="0" meta:object-count="0" meta:page-count="2" meta:paragraph-count="27" meta:word-count="752" meta:character-count="5282" meta:non-whitespace-character-count="4555"/>
  </office:meta>
</office:document-meta>
</file>